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30000022C60978EA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3.1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4.973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draw:stroke="solid" draw:stroke-dash="Fine_20_Dashed" draw:marker-start="" draw:marker-end="Square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0.6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1.731cm"/>
    </style:style>
    <style:style style:name="gr13" style:family="graphic" style:parent-style-name="objectwithoutfill">
      <style:graphic-properties draw:stroke="solid" draw:stroke-dash="Fine_20_Dashed" draw:fill="none" draw:textarea-vertical-align="middle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28pt" style:font-size-asian="28pt" style:font-size-complex="2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2" style:family="text">
      <style:text-properties fo:font-size="18pt"/>
    </style:style>
    <style:style style:name="T3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911cm" svg:height="17.733cm" svg:x="7.345cm" svg:y="2.032cm">
          <draw:image xlink:href="Pictures/10000201000001030000022C60978EA5.png" xlink:type="simple" xlink:show="embed" xlink:actuate="onLoad">
            <text:p/>
          </draw:image>
        </draw:frame>
        <draw:custom-shape draw:style-name="gr2" draw:text-style-name="P1" draw:layer="layout" svg:width="5.029cm" svg:height="5.029cm" svg:x="6.731cm" svg:y="5.031cm">
          <text:p/>
          <draw:enhanced-geometry draw:mirror-vertical="true" draw:mirror-horizontal="true" draw:glue-point-type="segments" draw:type="mso-spt100" draw:modifiers="-90 -179.21351810849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1.052cm" svg:height="1.348cm" svg:x="9.814cm" svg:y="8.082cm">
          <draw:text-box>
            <text:p><text:span text:style-name="T1">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ircle draw:style-name="gr5" draw:text-style-name="P1" draw:layer="layout" svg:width="5.394cm" svg:height="5.394cm" svg:x="7.212cm" svg:y="5.351cm">
            <text:p/>
          </draw:circle>
          <draw:circle draw:style-name="gr6" draw:text-style-name="P1" draw:layer="layout" svg:width="0.169cm" svg:height="0.169cm" svg:x="9.855cm" svg:y="8.005cm">
            <text:p/>
          </draw:circle>
          <draw:g>
            <draw:circle draw:style-name="gr5" draw:text-style-name="P1" draw:layer="layout" svg:width="1.458cm" svg:height="1.458cm" svg:x="13.582cm" svg:y="11.674cm">
              <text:p/>
            </draw:circle>
            <draw:ellipse draw:style-name="gr6" draw:text-style-name="P1" draw:layer="layout" svg:width="0.168cm" svg:height="0.169cm" svg:x="14.235cm" svg:y="12.385cm">
              <text:p/>
            </draw:ellipse>
          </draw:g>
          <draw:frame draw:style-name="gr7" draw:text-style-name="P3" draw:layer="layout" svg:width="3.604cm" svg:height="1.675cm" svg:x="8.807cm" svg:y="8.796cm">
            <draw:text-box>
              <text:p><text:span text:style-name="T2">TPC</text:span></text:p>
              <text:p><text:span text:style-name="T2">cryostat</text:span></text:p>
            </draw:text-box>
          </draw:frame>
          <draw:frame draw:style-name="gr8" draw:text-style-name="P3" draw:layer="layout" svg:width="5.473cm" svg:height="2.223cm" svg:x="10.191cm" svg:y="12.654cm">
            <draw:text-box>
              <text:p><text:span text:style-name="T2">deployment</text:span><text:span text:style-name="T2"><text:line-break/></text:span><text:span text:style-name="T2">device</text:span></text:p>
            </draw:text-box>
          </draw:frame>
          <draw:line draw:style-name="gr9" draw:text-style-name="P1" draw:layer="layout" svg:x1="14.961cm" svg:y1="13.057cm" svg:x2="7.62cm" svg:y2="5.716cm">
            <text:p/>
          </draw:line>
          <draw:line draw:style-name="gr10" draw:text-style-name="P1" draw:layer="layout" svg:x1="14.354cm" svg:y1="12.568cm" svg:x2="12.606cm" svg:y2="7.976cm">
            <text:p/>
          </draw:line>
          <draw:frame draw:style-name="gr11" draw:text-style-name="P3" draw:layer="layout" svg:width="1.107cm" svg:height="1.278cm" svg:x="12.863cm" svg:y="10.265cm">
            <draw:text-box>
              <text:p><text:span text:style-name="T3">φ</text:span></text:p>
            </draw:text-box>
          </draw:frame>
          <draw:frame draw:style-name="gr12" draw:text-style-name="P3" draw:layer="layout" svg:width="2.231cm" svg:height="1.278cm" svg:x="13.263cm" svg:y="9.165cm">
            <draw:text-box>
              <text:p><text:span text:style-name="T2">62 cm</text:span></text:p>
            </draw:text-box>
          </draw:frame>
          <draw:line draw:style-name="gr13" draw:text-style-name="P1" draw:layer="layout" svg:x1="9.953cm" svg:y1="8.067cm" svg:x2="7.874cm" svg:y2="9.806cm">
            <text:p/>
          </draw:line>
        </draw:g>
        <draw:custom-shape draw:style-name="gr2" draw:text-style-name="P1" draw:layer="layout" svg:width="9.229cm" svg:height="9.552cm" svg:x="9.72cm" svg:y="7.72cm">
          <text:p/>
          <draw:enhanced-geometry draw:mirror-vertical="false" draw:mirror-horizontal="true" draw:glue-point-type="segments" draw:type="mso-spt100" draw:modifiers="-68.0728593581992 -126.623313445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10.142cm" svg:height="10.133cm" svg:x="9.549cm" svg:y="7.393cm">
          <text:p/>
          <draw:enhanced-geometry svg:viewBox="0 0 21600 21600" draw:mirror-horizontal="false" draw:mirror-vertical="false" draw:type="block-arc" draw:modifiers="-126.98963577556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2:42:11.23</meta:creation-date>
    <meta:editing-duration>PT34M20S</meta:editing-duration>
    <meta:editing-cycles>5</meta:editing-cycles>
    <dc:date>2016-06-22T13:30:35.52</dc:date>
    <meta:generator>OpenOffice.org/3.4.1$Win32 OpenOffice.org_project/341m1$Build-9593</meta:generator>
    <meta:document-statistic meta:object-count="43"/>
  </office:meta>
</office:document-meta>
</file>